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57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93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6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61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/>
    </style:style>
    <style:style style:family="paragraph" style:name="a106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6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65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955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1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0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04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7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cc99ff" draw:opacity="100%" draw:stroke="solid" svg:stroke-width="0in" svg:stroke-color="#cc99ff" draw:marker-end="a106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9">
      <style:graphic-properties fo:wrap-option="no-wrap" fo:padding-top="0.04464in" fo:padding-bottom="0.04464in" fo:padding-left="0.08929in" fo:padding-right="0.08929in" draw:textarea-vertical-align="middle" draw:textarea-horizontal-align="center" draw:fill="gradient" draw:fill-gradient-name="a100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4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ffcc99" draw:opacity="100%" draw:stroke="solid" svg:stroke-width="0.07874in" svg:stroke-color="#ff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5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7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4464in" fo:padding-bottom="0.04464in" fo:padding-left="0.08929in" fo:padding-right="0.08929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0167in" style:font-size-asian="0.20167in" style:font-size-complex="0.20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4464in" fo:padding-bottom="0.04464in" fo:padding-left="0.08929in" fo:padding-right="0.0892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8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1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5b9bd5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7143in" fo:padding-bottom="0.07143in" fo:padding-left="0.11607in" fo:padding-right="0.11607in" draw:textarea-vertical-align="middle" draw:textarea-horizontal-align="center" draw:fill="solid" draw:fill-color="#ccccff" draw:opacity="100%" draw:stroke="solid" svg:stroke-width="0.05906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90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8036in" fo:padding-bottom="0.08036in" fo:padding-left="0.12501in" fo:padding-right="0.12501in" draw:textarea-vertical-align="middle" draw:textarea-horizontal-align="left" draw:fill="none" draw:stroke="solid" svg:stroke-width="0.07874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8036in" fo:padding-bottom="0.08036in" fo:padding-left="0.12501in" fo:padding-right="0.12501in" draw:textarea-vertical-align="middle" draw:textarea-horizontal-align="left" draw:fill="none" draw:stroke="solid" svg:stroke-width="0.07874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27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9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b2b2b2" draw:opacity="100%" draw:stroke="solid" svg:stroke-width="0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kaoPGothic" style:font-family-complex="TakaoPGothic" style:font-family-generic="swiss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ＭＳ Ｐゴシック" style:font-family-asian="TakaoPGothic" style:font-family-complex="TakaoPGothic" style:font-family-generic="moder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4464in" fo:padding-bottom="0.04464in" fo:padding-left="0.08929in" fo:padding-right="0.0892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4464in" fo:padding-bottom="0.04464in" fo:padding-left="0.08929in" fo:padding-right="0.0892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8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986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7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9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7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1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99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29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4464in" fo:padding-bottom="0.04464in" fo:padding-left="0.08929in" fo:padding-right="0.08929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99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104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0.90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536in" fo:padding-bottom="0.04536in" fo:padding-left="0.09072in" fo:padding-right="0.0907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53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Slide2" draw:style-name="a896" draw:master-page-name="Master1-Layout7-blank-白紙" presentation:presentation-page-layout-name="Master1-PPL7" draw:id="Slide-257">
        <draw:g draw:name="グループ化 74" draw:id="id69">
          <svg:title/>
          <svg:desc/>
          <draw:custom-shape svg:x="-2.41618in" svg:y="-0.39311in" svg:width="15.8908in" svg:height="8.43679in" draw:id="id70" draw:style-name="a899" draw:name="正方形/長方形 150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6669in" svg:y="1.60293in" svg:width="1.31852in" svg:height="0.49103in" draw:id="id71" draw:style-name="a902" draw:name="フリーフォーム: 図形 2">
            <svg:title/>
            <svg:desc/>
            <text:p text:style-name="a901" text:class-names="" text:cond-style-name=""><text:span text:style-name="a900" text:class-names="">Virtual IP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3" draw:id="id72">
            <svg:title/>
            <svg:desc/>
            <draw:g draw:name="グループ化 4" draw:id="id129">
              <svg:title/>
              <svg:desc/>
              <draw:g draw:name="グループ化 5" draw:id="id131">
                <svg:title/>
                <svg:desc/>
                <draw:custom-shape svg:x="5.43631in" svg:y="2.57429in" svg:width="2.56814in" svg:height="1.3075in" draw:id="id133" draw:style-name="a1078" draw:name="フリーフォーム: 図形 6">
                  <svg:title/>
                  <svg:desc/>
                  <text:p text:style-name="a1077" text:class-names="" text:cond-style-name=""><text:span text:style-name="a107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6.29093in" svg:y="2.7151in" svg:width="1.45777in" svg:height="0.35058in" draw:id="id134" draw:style-name="a1081" draw:name="フリーフォーム: 図形 7">
                  <svg:title/>
                  <svg:desc/>
                  <text:p text:style-name="a1080" text:class-names="" text:cond-style-name=""><text:span text:style-name="a107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frame draw:id="id135" draw:style-name="a1084" draw:name="テキスト ボックス 8" svg:x="6.30194in" svg:y="2.75353in" svg:width="1.15665in" svg:height="0.2555in">
                  <draw:text-box>
                    <text:p text:style-name="a1083" text:class-names="" text:cond-style-name=""><text:span text:style-name="a1082" text:class-names="">Watchdog process</text:span></text:p>
                  </draw:text-box>
                  <svg:title/>
                  <svg:desc/>
                </draw:frame>
                <draw:custom-shape svg:x="6.29093in" svg:y="3.44429in" svg:width="1.45777in" svg:height="0.29778in" draw:id="id136" draw:style-name="a1087" draw:name="フリーフォーム: 図形 9">
                  <svg:title/>
                  <svg:desc/>
                  <text:p text:style-name="a1086" text:class-names="" text:cond-style-name=""><text:span text:style-name="a108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5.60325in" svg:y="2.86632in" svg:width="0.4401in" svg:height="0.76007in" draw:id="id137" draw:style-name="a1091" draw:name="フリーフォーム: 図形 10">
                  <svg:title/>
                  <svg:desc/>
                  <text:p text:style-name="a1089" text:class-names="" text:cond-style-name=""><text:span text:style-name="a108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5400"/>
                    <draw:equation draw:name="f9" draw:formula="?f7 + ?f8"/>
                    <draw:equation draw:name="f10" draw:formula="21600 * ?f5"/>
                    <draw:equation draw:name="f11" draw:formula="21600 * ?f4"/>
                    <draw:equation draw:name="f12" draw:formula="?f10 / ?f6"/>
                    <draw:equation draw:name="f13" draw:formula="?f11 / ?f6"/>
                    <draw:equation draw:name="f14" draw:formula="?f13 - ?f8"/>
                    <draw:equation draw:name="f15" draw:formula="?f12 - ?f8"/>
                    <draw:equation draw:name="f16" draw:formula="?f12 - ?f9"/>
                    <draw:equation draw:name="f17" draw:formula="?f13 - ?f9"/>
                    <draw:equation draw:name="f18" draw:formula="?f16 / 2"/>
                    <draw:equation draw:name="f19" draw:formula="?f17 / 2"/>
                    <draw:equation draw:name="f20" draw:formula="?f9 + ?f18"/>
                    <draw:equation draw:name="f21" draw:formula="?f9 + ?f19"/>
                  </draw:enhanced-geometry>
                </draw:custom-shape>
                <draw:custom-shape svg:x="6.37186in" svg:y="3.084in" svg:width="0.2355in" svg:height="0.36495in" draw:id="id138" draw:style-name="a1094" draw:name="フリーフォーム: 図形 11">
                  <svg:title/>
                  <svg:desc/>
                  <text:p text:style-name="a1093" text:class-names="" text:cond-style-name=""><text:span text:style-name="a1092" text:class-names=""/></text:p>
    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21600"/>
                    <draw:equation draw:name="f7" draw:formula="?f4 / 21600"/>
                    <draw:equation draw:name="f8" draw:formula="0"/>
                    <draw:equation draw:name="f9" draw:formula="21600"/>
                    <draw:equation draw:name="f10" draw:formula="10800"/>
                    <draw:equation draw:name="f11" draw:formula="$0"/>
                    <draw:equation draw:name="f12" draw:formula="$1"/>
                    <draw:equation draw:name="f13" draw:formula="21600 - ?f11"/>
                    <draw:equation draw:name="f14" draw:formula="21600 - ?f12"/>
                    <draw:equation draw:name="f15" draw:formula="10800 - ?f11"/>
                    <draw:equation draw:name="f16" draw:formula="?f12 * ?f15"/>
                    <draw:equation draw:name="f17" draw:formula="?f16 / 10800"/>
                    <draw:equation draw:name="f18" draw:formula="21600 - ?f17"/>
                    <draw:equation draw:name="f19" draw:formula="$0 / ?f6"/>
                    <draw:equation draw:name="f20" draw:formula="$1 / ?f7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frame draw:id="id139" draw:style-name="a1097" draw:name="テキスト ボックス 12" svg:x="6.47026in" svg:y="3.13608in" svg:width="1.41786in" svg:height="0.28874in">
                  <draw:text-box>
                    <text:p text:style-name="a1096" text:class-names="" text:cond-style-name=""><text:span text:style-name="a1095" text:class-names="">Process monitoring</text:span></text:p>
                  </draw:text-box>
                  <svg:title/>
                  <svg:desc/>
                </draw:frame>
                <draw:frame draw:id="id140" draw:style-name="a1100" draw:name="テキスト ボックス 13" svg:x="6.2959in" svg:y="3.47338in" svg:width="1.12642in" svg:height="0.2555in">
                  <draw:text-box>
                    <text:p text:style-name="a1099" text:class-names="" text:cond-style-name=""><text:span text:style-name="a1098" text:class-names="">Pgpool-II process</text:span></text:p>
                  </draw:text-box>
                  <svg:title/>
                  <svg:desc/>
                </draw:frame>
              </draw:g>
              <draw:frame draw:id="id132" draw:style-name="a1075" draw:name="テキスト ボックス 14" svg:x="5.42462in" svg:y="2.0619in" svg:width="1.54639in" svg:height="0.49967in">
                <draw:text-box>
                  <text:p text:style-name="a1072" text:class-names="" text:cond-style-name=""><text:span text:style-name="a1071" text:class-names="">Pgpool-II Server</text:span></text:p>
                  <text:p text:style-name="a1074" text:class-names="" text:cond-style-name=""><text:span text:style-name="a1073" text:class-names="">(Active)</text:span></text:p>
                </draw:text-box>
                <svg:title/>
                <svg:desc/>
              </draw:frame>
            </draw:g>
            <draw:custom-shape svg:x="6.8003in" svg:y="2.09547in" svg:width="0.19785in" svg:height="0.45655in" draw:id="id130" draw:style-name="a1070" draw:name="フリーフォーム: 図形 15">
              <svg:title/>
              <svg:desc/>
              <text:p text:style-name="a1068" text:class-names="" text:cond-style-name=""><text:span text:style-name="a1067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svg:x="6.67421in" svg:y="3.73445in" svg:width="0.19785in" svg:height="2.21091in" draw:id="id73" draw:style-name="a906" draw:name="フリーフォーム: 図形 18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4.42554in" svg:y="0.25001in" svg:width="4.58145in" svg:height="0.98207in" draw:id="id74" draw:style-name="a909" draw:name="フリーフォーム: 図形 20">
            <svg:title/>
            <svg:desc/>
            <text:p text:style-name="a908" text:class-names="" text:cond-style-name=""><text:span text:style-name="a90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21" draw:id="id75">
            <svg:title/>
            <svg:desc/>
            <draw:custom-shape svg:x="4.96664in" svg:y="0.42431in" svg:width="0.34703in" svg:height="0.6322in" draw:id="id125" draw:style-name="a1054" draw:name="フリーフォーム: 図形 22">
              <svg:title/>
              <svg:desc/>
              <text:p text:style-name="a1052" text:class-names="" text:cond-style-name=""><text:span text:style-name="a105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6.02018in" svg:y="0.42431in" svg:width="0.34668in" svg:height="0.6322in" draw:id="id126" draw:style-name="a1058" draw:name="フリーフォーム: 図形 23">
              <svg:title/>
              <svg:desc/>
              <text:p text:style-name="a1056" text:class-names="" text:cond-style-name=""><text:span text:style-name="a105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8.12549in" svg:y="0.42431in" svg:width="0.3474in" svg:height="0.6322in" draw:id="id127" draw:style-name="a1062" draw:name="フリーフォーム: 図形 24">
              <svg:title/>
              <svg:desc/>
              <text:p text:style-name="a1060" text:class-names="" text:cond-style-name=""><text:span text:style-name="a105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07408in" svg:y="0.42431in" svg:width="0.34633in" svg:height="0.6322in" draw:id="id128" draw:style-name="a1066" draw:name="フリーフォーム: 図形 25">
              <svg:title/>
              <svg:desc/>
              <text:p text:style-name="a1064" text:class-names="" text:cond-style-name=""><text:span text:style-name="a106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</draw:g>
          <draw:custom-shape svg:x="6.65957in" svg:y="1.22648in" svg:width="0.13853in" svg:height="0.35202in" draw:id="id76" draw:style-name="a912" draw:name="フリーフォーム: 図形 26">
            <svg:title/>
            <svg:desc/>
            <text:p text:style-name="a911" text:class-names="" text:cond-style-name=""><text:span text:style-name="a910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id="id77" draw:style-name="a916" draw:name="テキスト ボックス 27" svg:x="4.70448in" svg:y="1.2622in" svg:width="1.45848in" svg:height="0.28874in">
            <draw:text-box>
              <text:p text:style-name="a915" text:class-names="" text:cond-style-name=""><text:span text:style-name="a913" text:class-names="">AP Server</text:span><text:span text:style-name="a914" text:class-names=""/></text:p>
            </draw:text-box>
            <svg:title/>
            <svg:desc/>
          </draw:frame>
          <draw:frame draw:id="id78" draw:style-name="a919" draw:name="テキスト ボックス 28" svg:x="5.54274in" svg:y="2.6669in" svg:width="0.76334in" svg:height="0.26581in">
            <draw:text-box>
              <text:p text:style-name="a918" text:class-names="" text:cond-style-name=""><text:span text:style-name="a917" text:class-names="">osspc16</text:span></text:p>
            </draw:text-box>
            <svg:title/>
            <svg:desc/>
          </draw:frame>
          <draw:g draw:name="グループ化 40" draw:id="id79">
            <svg:title/>
            <svg:desc/>
            <draw:custom-shape svg:x="7.60211in" svg:y="4.1794in" svg:width="2.56886in" svg:height="1.3075in" draw:id="id114" draw:style-name="a1015" draw:name="フリーフォーム: 図形 41">
              <svg:title/>
              <svg:desc/>
              <text:p text:style-name="a1014" text:class-names="" text:cond-style-name=""><text:span text:style-name="a101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8.4571in" svg:y="4.3177in" svg:width="1.45848in" svg:height="0.35058in" draw:id="id115" draw:style-name="a1018" draw:name="フリーフォーム: 図形 42">
              <svg:title/>
              <svg:desc/>
              <text:p text:style-name="a1017" text:class-names="" text:cond-style-name=""><text:span text:style-name="a101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116" draw:style-name="a1021" draw:name="テキスト ボックス 43" svg:x="8.4681in" svg:y="4.35649in" svg:width="1.15665in" svg:height="0.2555in">
              <draw:text-box>
                <text:p text:style-name="a1020" text:class-names="" text:cond-style-name=""><text:span text:style-name="a1019" text:class-names="">Watchdog process</text:span></text:p>
              </draw:text-box>
              <svg:title/>
              <svg:desc/>
            </draw:frame>
            <draw:custom-shape svg:x="8.4571in" svg:y="5.04688in" svg:width="1.45848in" svg:height="0.29814in" draw:id="id117" draw:style-name="a1024" draw:name="フリーフォーム: 図形 44">
              <svg:title/>
              <svg:desc/>
              <text:p text:style-name="a1023" text:class-names="" text:cond-style-name=""><text:span text:style-name="a102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7.76835in" svg:y="4.46964in" svg:width="0.44116in" svg:height="0.75936in" draw:id="id118" draw:style-name="a1028" draw:name="フリーフォーム: 図形 45">
              <svg:title/>
              <svg:desc/>
              <text:p text:style-name="a1026" text:class-names="" text:cond-style-name=""><text:span text:style-name="a102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8.62014in" svg:y="4.68695in" svg:width="0.23515in" svg:height="0.3646in" draw:id="id119" draw:style-name="a1031" draw:name="フリーフォーム: 図形 46">
              <svg:title/>
              <svg:desc/>
              <text:p text:style-name="a1030" text:class-names="" text:cond-style-name=""><text:span text:style-name="a1029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120" draw:style-name="a1035" draw:name="テキスト ボックス 47" svg:x="8.81053in" svg:y="4.73797in" svg:width="1.41786in" svg:height="0.28874in">
              <draw:text-box>
                <text:p text:style-name="a1034" text:class-names="" text:cond-style-name=""><text:span text:style-name="a1032" text:class-names="">Process monitoring</text:span><text:span text:style-name="a1033" text:class-names=""/></text:p>
              </draw:text-box>
              <svg:title/>
              <svg:desc/>
            </draw:frame>
            <draw:frame draw:id="id121" draw:style-name="a1040" draw:name="テキスト ボックス 48" svg:x="9.03954in" svg:y="3.62694in" svg:width="1.54639in" svg:height="0.49967in">
              <draw:text-box>
                <text:p text:style-name="a1037" text:class-names="" text:cond-style-name=""><text:span text:style-name="a1036" text:class-names="">Pgpool-II Server</text:span></text:p>
                <text:p text:style-name="a1039" text:class-names="" text:cond-style-name=""><text:span text:style-name="a1038" text:class-names="">(Standby)</text:span></text:p>
              </draw:text-box>
              <svg:title/>
              <svg:desc/>
            </draw:frame>
            <draw:custom-shape svg:width="0.19864in" svg:height="0.79673in" draw:id="id122" draw:style-name="a1044" draw:transform="translate(-0.09932in -0.39836in) rotate(-0.7854) translate(8.7084in 5.63258in)" draw:name="フリーフォーム: 図形 49">
              <svg:title/>
              <svg:desc/>
              <text:p text:style-name="a1042" text:class-names="" text:cond-style-name=""><text:span text:style-name="a1041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id="id123" draw:style-name="a1047" draw:name="テキスト ボックス 50" svg:x="7.67138in" svg:y="5.18913in" svg:width="0.7491in" svg:height="0.26581in">
              <draw:text-box>
                <text:p text:style-name="a1046" text:class-names="" text:cond-style-name=""><text:span text:style-name="a1045" text:class-names="">osspc18</text:span></text:p>
              </draw:text-box>
              <svg:title/>
              <svg:desc/>
            </draw:frame>
            <draw:frame draw:id="id124" draw:style-name="a1050" draw:name="テキスト ボックス 51" svg:x="8.51926in" svg:y="5.08495in" svg:width="1.12642in" svg:height="0.2555in">
              <draw:text-box>
                <text:p text:style-name="a1049" text:class-names="" text:cond-style-name=""><text:span text:style-name="a1048" text:class-names="">Pgpool-II process</text:span></text:p>
              </draw:text-box>
              <svg:title/>
              <svg:desc/>
            </draw:frame>
          </draw:g>
          <draw:g draw:name="グループ化 52" draw:id="id80">
            <svg:title/>
            <svg:desc/>
            <draw:g draw:name="グループ化 53" draw:id="id96">
              <svg:title/>
              <svg:desc/>
              <draw:custom-shape svg:x="5.99109in" svg:y="6.5975in" svg:width="1.35405in" svg:height="0.49139in" draw:id="id112" draw:style-name="a1009" draw:name="フリーフォーム: 図形 54">
                <svg:title/>
                <svg:desc/>
                <text:p text:style-name="a1007" text:class-names="" text:cond-style-name=""><text:span text:style-name="a1006" text:class-names="">Replication</text:span></text:p>
    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10800"/>
                  <draw:equation draw:name="f11" draw:formula="$0"/>
                  <draw:equation draw:name="f12" draw:formula="$1"/>
                  <draw:equation draw:name="f13" draw:formula="21600 - ?f11"/>
                  <draw:equation draw:name="f14" draw:formula="21600 - ?f12"/>
                  <draw:equation draw:name="f15" draw:formula="10800 - ?f12"/>
                  <draw:equation draw:name="f16" draw:formula="?f11 * ?f15"/>
                  <draw:equation draw:name="f17" draw:formula="?f16 / 10800"/>
                  <draw:equation draw:name="f18" draw:formula="21600 - ?f17"/>
                  <draw:equation draw:name="f19" draw:formula="$0 / ?f6"/>
                  <draw:equation draw:name="f20" draw:formula="$1 / ?f7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custom-shape svg:x="6.0433in" svg:y="5.89561in" svg:width="1.80515in" svg:height="0.56215in" draw:id="id113" draw:style-name="a1012" draw:name="フリーフォーム: 図形 55">
                <svg:title/>
                <svg:desc/>
                <text:p text:style-name="a1011" text:class-names="" text:cond-style-name=""><text:span text:style-name="a1010" text:class-names="">PostgreSQL</text:span></text:p>
                <draw:enhanced-geometry xmlns:dr3d="urn:oasis:names:tc:opendocument:xmlns:dr3d:1.0" draw:type="non-primitive" svg:viewBox="0 0 21600 21600" draw:enhanced-path="M ?f0 ?f0 L ?f1 ?f0 ?f1 ?f1 ?f0 ?f1 ?f0 ?f0 Z N" draw:text-areas="?f4 ?f4 ?f5 ?f5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  <draw:custom-shape svg:x="4.32162in" svg:y="5.93081in" svg:width="4.7896in" svg:height="1.36857in" draw:id="id97" draw:style-name="a977" draw:name="フリーフォーム: 図形 56">
              <svg:title/>
              <svg:desc/>
              <text:p text:style-name="a976" text:class-names="" text:cond-style-name=""><text:span text:style-name="a9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g draw:name="グループ化 57" draw:id="id98">
              <svg:title/>
              <svg:desc/>
              <draw:g draw:name="グループ化 58" draw:id="id106">
                <svg:title/>
                <svg:desc/>
                <draw:g draw:name="グループ化 59" draw:id="id108">
                  <svg:title/>
                  <svg:desc/>
                  <draw:custom-shape svg:x="4.7983in" svg:y="6.17651in" svg:width="0.44756in" svg:height="0.71985in" draw:id="id110" draw:style-name="a1001" draw:name="フリーフォーム: 図形 60">
                    <svg:title/>
                    <svg:desc/>
                    <text:p text:style-name="a999" text:class-names="" text:cond-style-name=""><text:span text:style-name="a998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5.09667in" svg:y="6.75339in" svg:width="0.4472in" svg:height="0.28664in" draw:id="id111" draw:style-name="a1005" draw:name="フリーフォーム: 図形 61">
                    <svg:title/>
                    <svg:desc/>
                    <text:p text:style-name="a1003" text:class-names="" text:cond-style-name=""><text:span text:style-name="a1002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09" draw:style-name="a997" draw:name="テキスト ボックス 62" svg:x="4.77131in" svg:y="7.02279in" svg:width="0.79383in" svg:height="0.29491in">
                  <draw:text-box>
                    <text:p text:style-name="a996" text:class-names="" text:cond-style-name=""><text:span text:style-name="a995" text:class-names="">Primary</text:span></text:p>
                  </draw:text-box>
                  <svg:title/>
                  <svg:desc/>
                </draw:frame>
              </draw:g>
              <draw:frame draw:id="id107" draw:style-name="a994" draw:name="テキスト ボックス 63" svg:x="4.73756in" svg:y="5.94949in" svg:width="0.7491in" svg:height="0.26581in">
                <draw:text-box>
                  <text:p text:style-name="a993" text:class-names="" text:cond-style-name=""><text:span text:style-name="a992" text:class-names="">osspc19</text:span></text:p>
                </draw:text-box>
                <svg:title/>
                <svg:desc/>
              </draw:frame>
            </draw:g>
            <draw:g draw:name="グループ化 64" draw:id="id99">
              <svg:title/>
              <svg:desc/>
              <draw:frame draw:id="id100" draw:style-name="a980" draw:name="テキスト ボックス 65" svg:x="7.75788in" svg:y="5.94949in" svg:width="0.7491in" svg:height="0.26581in">
                <draw:text-box>
                  <text:p text:style-name="a979" text:class-names="" text:cond-style-name=""><text:span text:style-name="a978" text:class-names="">osspc20</text:span></text:p>
                </draw:text-box>
                <svg:title/>
                <svg:desc/>
              </draw:frame>
              <draw:g draw:name="グループ化 66" draw:id="id101">
                <svg:title/>
                <svg:desc/>
                <draw:g draw:name="グループ化 67" draw:id="id102">
                  <svg:title/>
                  <svg:desc/>
                  <draw:custom-shape svg:x="7.88753in" svg:y="6.17615in" svg:width="0.44685in" svg:height="0.71985in" draw:id="id104" draw:style-name="a987" draw:name="フリーフォーム: 図形 68">
                    <svg:title/>
                    <svg:desc/>
                    <text:p text:style-name="a985" text:class-names="" text:cond-style-name=""><text:span text:style-name="a984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8.18555in" svg:y="6.75232in" svg:width="0.44827in" svg:height="0.28772in" draw:id="id105" draw:style-name="a991" draw:name="フリーフォーム: 図形 69">
                    <svg:title/>
                    <svg:desc/>
                    <text:p text:style-name="a989" text:class-names="" text:cond-style-name=""><text:span text:style-name="a988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03" draw:style-name="a983" draw:name="テキスト ボックス 70" svg:x="7.86124in" svg:y="7.02171in" svg:width="0.83401in" svg:height="0.29491in">
                  <draw:text-box>
                    <text:p text:style-name="a982" text:class-names="" text:cond-style-name=""><text:span text:style-name="a981" text:class-names="">Standby</text:span></text:p>
                  </draw:text-box>
                  <svg:title/>
                  <svg:desc/>
                </draw:frame>
              </draw:g>
            </draw:g>
          </draw:g>
          <draw:g draw:name="グループ化 29" draw:id="id81">
            <svg:title/>
            <svg:desc/>
            <draw:custom-shape svg:x="3.30907in" svg:y="4.18012in" svg:width="2.56849in" svg:height="1.30679in" draw:id="id86" draw:style-name="a943" draw:name="フリーフォーム: 図形 30">
              <svg:title/>
              <svg:desc/>
              <text:p text:style-name="a942" text:class-names="" text:cond-style-name=""><text:span text:style-name="a94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1644in" svg:y="4.31805in" svg:width="1.45812in" svg:height="0.35131in" draw:id="id87" draw:style-name="a946" draw:name="フリーフォーム: 図形 31">
              <svg:title/>
              <svg:desc/>
              <text:p text:style-name="a945" text:class-names="" text:cond-style-name=""><text:span text:style-name="a9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88" draw:style-name="a949" draw:name="テキスト ボックス 32" svg:x="4.17471in" svg:y="4.35649in" svg:width="1.15665in" svg:height="0.2555in">
              <draw:text-box>
                <text:p text:style-name="a948" text:class-names="" text:cond-style-name=""><text:span text:style-name="a947" text:class-names="">Watchdog process</text:span></text:p>
              </draw:text-box>
              <svg:title/>
              <svg:desc/>
            </draw:frame>
            <draw:custom-shape svg:x="4.1644in" svg:y="5.0476in" svg:width="1.45812in" svg:height="0.29814in" draw:id="id89" draw:style-name="a952" draw:name="フリーフォーム: 図形 33">
              <svg:title/>
              <svg:desc/>
              <text:p text:style-name="a951" text:class-names="" text:cond-style-name=""><text:span text:style-name="a95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47601in" svg:y="4.47071in" svg:width="0.44045in" svg:height="0.759in" draw:id="id90" draw:style-name="a956" draw:name="フリーフォーム: 図形 34">
              <svg:title/>
              <svg:desc/>
              <text:p text:style-name="a954" text:class-names="" text:cond-style-name=""><text:span text:style-name="a95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4.32709in" svg:y="4.68767in" svg:width="0.23515in" svg:height="0.3646in" draw:id="id91" draw:style-name="a959" draw:name="フリーフォーム: 図形 35">
              <svg:title/>
              <svg:desc/>
              <text:p text:style-name="a958" text:class-names="" text:cond-style-name=""><text:span text:style-name="a957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92" draw:style-name="a963" draw:name="テキスト ボックス 36" svg:x="4.51748in" svg:y="4.73976in" svg:width="1.41786in" svg:height="0.28874in">
              <draw:text-box>
                <text:p text:style-name="a962" text:class-names="" text:cond-style-name=""><text:span text:style-name="a960" text:class-names="">Process monitoring</text:span><text:span text:style-name="a961" text:class-names=""/></text:p>
              </draw:text-box>
              <svg:title/>
              <svg:desc/>
            </draw:frame>
            <draw:frame draw:id="id93" draw:style-name="a968" draw:name="テキスト ボックス 37" svg:x="3.60877in" svg:y="3.62694in" svg:width="1.54639in" svg:height="0.49967in">
              <draw:text-box>
                <text:p text:style-name="a965" text:class-names="" text:cond-style-name=""><text:span text:style-name="a964" text:class-names="">Pgpool-II Server</text:span></text:p>
                <text:p text:style-name="a967" text:class-names="" text:cond-style-name=""><text:span text:style-name="a966" text:class-names="">(Standby)</text:span></text:p>
              </draw:text-box>
              <svg:title/>
              <svg:desc/>
            </draw:frame>
            <draw:frame draw:id="id94" draw:style-name="a971" draw:name="テキスト ボックス 38" svg:x="3.37834in" svg:y="5.18913in" svg:width="0.7491in" svg:height="0.26581in">
              <draw:text-box>
                <text:p text:style-name="a970" text:class-names="" text:cond-style-name=""><text:span text:style-name="a969" text:class-names="">osspc17</text:span></text:p>
              </draw:text-box>
              <svg:title/>
              <svg:desc/>
            </draw:frame>
            <draw:frame draw:id="id95" draw:style-name="a974" draw:name="テキスト ボックス 39" svg:x="4.22657in" svg:y="5.08532in" svg:width="1.12642in" svg:height="0.2555in">
              <draw:text-box>
                <text:p text:style-name="a973" text:class-names="" text:cond-style-name=""><text:span text:style-name="a972" text:class-names="">Pgpool-II process</text:span></text:p>
              </draw:text-box>
              <svg:title/>
              <svg:desc/>
            </draw:frame>
          </draw:g>
          <draw:custom-shape svg:x="5.56488in" svg:y="4.15125in" svg:width="2.89316in" svg:height="0.70189in" draw:id="id82" draw:style-name="a925" draw:name="フリーフォーム: 図形 71">
            <svg:title/>
            <svg:desc/>
            <text:p text:style-name="a921" text:class-names="" text:cond-style-name=""><text:span text:style-name="a920" text:class-names="">heartbeat signal</text:span></text:p>
            <text:p text:style-name="a924" text:class-names="" text:cond-style-name=""><text:span text:style-name="a922" text:class-names="">Information sharing</text:span><text:span text:style-name="a923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2614 505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1.92642in" svg:height="0.73847in" draw:id="id83" draw:style-name="a930" draw:transform="translate(-0.96321in -0.36923in) rotate(-5.46337) translate(5.63678in 3.70167in)" draw:name="フリーフォーム: 図形 145">
            <svg:title/>
            <svg:desc/>
            <text:p text:style-name="a927" text:class-names="" text:cond-style-name=""><text:span text:style-name="a926" text:class-names="">heartbeat signal</text:span></text:p>
            <text:p text:style-name="a929" text:class-names="" text:cond-style-name=""><text:span text:style-name="a928" text:class-names="">Information sharing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1.90497in" svg:height="0.74678in" draw:id="id84" draw:style-name="a936" draw:transform="translate(-0.95248in -0.37339in) rotate(-0.69813) translate(8.54145in 3.67841in)" draw:name="フリーフォーム: 図形 17">
            <svg:title/>
            <svg:desc/>
            <text:p text:style-name="a932" text:class-names="" text:cond-style-name=""><text:span text:style-name="a931" text:class-names="">heartbeat signal</text:span></text:p>
            <text:p text:style-name="a935" text:class-names="" text:cond-style-name=""><text:span text:style-name="a933" text:class-names="">Information sharing</text:span><text:span text:style-name="a934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0.19936in" svg:height="0.77648in" draw:id="id85" draw:style-name="a940" draw:transform="translate(-0.09968in -0.38824in) rotate(-5.42493) translate(5.02955in 5.61397in)" draw:name="フリーフォーム: 図形 19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a1106">
          <draw:frame draw:id="id141" draw:style-name="a1103" draw:name="スライド番号プレースホルダー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42" presentation:style-name="a1104" draw:name="スライド イメージ プレースホルダー 1">
            <svg:title/>
            <svg:desc/>
          </draw:page-thumbnail>
          <draw:frame draw:id="id143" presentation:style-name="a1105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90" draw:style="linear" draw:angle="300" draw:start-color="#ccffff" draw:end-color="#99ccff" draw:start-intensity="100%" draw:end-intensity="100%"/>
    <draw:gradient draw:name="a1061" draw:style="linear" draw:angle="300" draw:start-color="#ffcccc" draw:end-color="#ffccff" draw:start-intensity="100%" draw:end-intensity="100%"/>
    <draw:gradient draw:name="a986" draw:style="linear" draw:angle="300" draw:start-color="#ccffff" draw:end-color="#99ccff" draw:start-intensity="100%" draw:end-intensity="100%"/>
    <draw:gradient draw:name="a1057" draw:style="linear" draw:angle="300" draw:start-color="#ffcccc" draw:end-color="#ffccff" draw:start-intensity="100%" draw:end-intensity="100%"/>
    <draw:gradient draw:name="a1000" draw:style="linear" draw:angle="300" draw:start-color="#ccffff" draw:end-color="#99ccff" draw:start-intensity="100%" draw:end-intensity="100%"/>
    <draw:gradient draw:name="a1065" draw:style="linear" draw:angle="300" draw:start-color="#ffcccc" draw:end-color="#ffccff" draw:start-intensity="100%" draw:end-intensity="100%"/>
    <draw:gradient draw:name="a1004" draw:style="linear" draw:angle="300" draw:start-color="#ccffff" draw:end-color="#99ccff" draw:start-intensity="100%" draw:end-intensity="100%"/>
    <draw:gradient draw:name="a1090" draw:style="linear" draw:angle="450" draw:start-color="#ff950e" draw:end-color="#c5000b" draw:start-intensity="100%" draw:end-intensity="100%"/>
    <draw:gradient draw:name="a1008" draw:style="linear" draw:angle="300" draw:start-color="#babdb6" draw:end-color="#555753" draw:start-intensity="100%" draw:end-intensity="100%"/>
    <draw:gradient draw:name="a955" draw:style="linear" draw:angle="300" draw:start-color="#babdb6" draw:end-color="#555753" draw:start-intensity="100%" draw:end-intensity="100%"/>
    <draw:gradient draw:name="a1027" draw:style="linear" draw:angle="300" draw:start-color="#babdb6" draw:end-color="#555753" draw:start-intensity="100%" draw:end-intensity="100%"/>
    <draw:gradient draw:name="a1053" draw:style="linear" draw:angle="300" draw:start-color="#ffcccc" draw:end-color="#ffccff" draw:start-intensity="100%" draw:end-intensity="100%"/>
    <draw:marker draw:name="a939" svg:viewBox="0 0 20 30" svg:d="m10 0-10 30h20z"/>
    <draw:marker draw:name="a905" svg:viewBox="0 0 20 30" svg:d="m10 0-10 30h20z"/>
    <draw:marker draw:name="a1043" svg:viewBox="0 0 20 30" svg:d="m10 0-10 30h20z"/>
    <draw:marker draw:name="a106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draw:fill="none" draw:stroke="solid" svg:stroke-width="0.01389in" svg:stroke-color="#000000" svg:stroke-opacity="100%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solid" svg:stroke-width="0.01389in" svg:stroke-color="#000000" svg:strok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draw:fill="none" draw:stroke="solid" svg:stroke-width="0.01389in" svg:stroke-color="#000000" svg:stroke-opacity="100%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solid" svg:stroke-width="0.01389in" svg:stroke-color="#000000" svg:strok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/text:span><text:span text:style-name="a9" text:class-names=""><text:s text:c="1"/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/text:span><text:span text:style-name="a14" text:class-names=""><text:s text:c="1"/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/text:span><text:span text:style-name="a19" text:class-names=""><text:s text:c="1"/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/text:span><text:span text:style-name="a24" text:class-names=""><text:s text:c="1"/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3" draw:name="日付プレースホルダー 3" svg:x="0.91667in" svg:y="6.95139in" svg:width="3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2018/2/12</text:date></text:span></text:p>
        </draw:text-box>
        <svg:title/>
        <svg:desc/>
      </draw:frame>
      <draw:frame draw:id="id3" presentation:style-name="a36" draw:name="フッター プレースホルダー 4" svg:x="4.41667in" svg:y="6.95139in" svg:width="4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frame draw:id="id5" presentation:style-name="a42" draw:name="ヘッダー プレースホルダー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6" presentation:style-name="a46" draw:name="日付プレースホルダー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7" draw:name="スライド イメージ プレースホルダー 3">
          <svg:title/>
          <svg:desc/>
        </draw:page-thumbnail>
        <draw:frame draw:id="id8" presentation:style-name="a71" draw:name="ノート プレースホルダー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マスター テキストの書式設定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0" text:class-names="">第</text:span><text:span text:style-name="a51" text:class-names=""><text:s text:c="1"/>2<text:s text:c="1"/></text:span><text:span text:style-name="a52" text:class-names="">レベル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5" text:class-names="">第</text:span><text:span text:style-name="a56" text:class-names=""><text:s text:c="1"/>3<text:s text:c="1"/></text:span><text:span text:style-name="a5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0" text:class-names="">第</text:span><text:span text:style-name="a61" text:class-names=""><text:s text:c="1"/>4<text:s text:c="1"/></text:span><text:span text:style-name="a6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list text:style-name="a70">
                              <text:list-item>
                                <text:p text:style-name="a69" text:class-names="" text:cond-style-name=""><text:span text:style-name="a65" text:class-names="">第</text:span><text:span text:style-name="a66" text:class-names=""><text:s text:c="1"/>5<text:s text:c="1"/></text:span><text:span text:style-name="a67" text:class-names="">レベル</text:span><text:span text:style-name="a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" draw:name="フッター プレースホルダー 5" svg:x="0in" svg:y="9.49826in" svg:width="3.25in" svg:height="0.50174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スライド番号プレースホルダー 6" svg:x="4.24826in" svg:y="9.49826in" svg:width="3.25in" svg:height="0.50174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79">
      <draw:frame draw:id="id11" presentation:style-name="a83" draw:name="タイトル 1" svg:x="1.66667in" svg:y="1.22743in" svg:width="10in" svg:height="2.61111in" presentation:class="title" presentation:placeholder="false">
        <draw:text-box>
          <text:p text:style-name="a82" text:class-names="" text:cond-style-name=""><text:span text:style-name="a80" text:class-names="">マスター タイトルの書式設定</text:span><text:span text:style-name="a81" text:class-names=""/></text:p>
        </draw:text-box>
        <svg:title/>
        <svg:desc/>
      </draw:frame>
      <draw:frame draw:id="id12" presentation:style-name="a87" draw:name="サブタイトル 2" svg:x="1.66667in" svg:y="3.93924in" svg:width="10in" svg:height="1.81076in" presentation:class="subtitle" presentation:placeholder="false">
        <draw:text-box>
          <text:p text:style-name="a86" text:class-names="" text:cond-style-name=""><text:span text:style-name="a84" text:class-names="">マスター サブタイトルの書式設定</text:span><text:span text:style-name="a85" text:class-names=""/></text:p>
        </draw:text-box>
        <svg:title/>
        <svg:desc/>
      </draw:frame>
      <draw:frame draw:id="id13" presentation:style-name="a91" draw:name="日付プレースホルダー 3" svg:x="0.91667in" svg:y="6.95139in" svg:width="3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018/2/12</text:date></text:span></text:p>
        </draw:text-box>
        <svg:title/>
        <svg:desc/>
      </draw:frame>
      <draw:frame draw:id="id14" presentation:style-name="a94" draw:name="フッター プレースホルダー 4" svg:x="4.41667in" svg:y="6.95139in" svg:width="4.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5" presentation:style-name="a97" draw:name="スライド番号プレースホルダー 5" svg:x="9.41667in" svg:y="6.95139in" svg:width="3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5" presentation:style-name="a100" draw:name="ヘッダー プレースホルダー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4" draw:name="日付プレースホルダー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5" draw:name="スライド イメージ プレースホルダー 3">
          <svg:title/>
          <svg:desc/>
        </draw:page-thumbnail>
        <draw:frame draw:id="id8" presentation:style-name="a129" draw:name="ノート プレースホルダー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マスター テキストの書式設定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08" text:class-names="">第</text:span><text:span text:style-name="a109" text:class-names=""><text:s text:c="1"/>2<text:s text:c="1"/></text:span><text:span text:style-name="a110" text:class-names="">レベル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3" text:class-names="">第</text:span><text:span text:style-name="a114" text:class-names=""><text:s text:c="1"/>3<text:s text:c="1"/></text:span><text:span text:style-name="a11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18" text:class-names="">第</text:span><text:span text:style-name="a119" text:class-names=""><text:s text:c="1"/>4<text:s text:c="1"/></text:span><text:span text:style-name="a12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3" text:class-names="">第</text:span><text:span text:style-name="a124" text:class-names=""><text:s text:c="1"/>5<text:s text:c="1"/></text:span><text:span text:style-name="a125" text:class-names="">レベル</text:span><text:span text:style-name="a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2" draw:name="フッター プレースホルダー 5" svg:x="0in" svg:y="9.49826in" svg:width="3.25in" svg:height="0.50174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スライド番号プレースホルダー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137">
      <draw:frame draw:id="id16" presentation:style-name="a141" draw:name="タイトル 1" svg:x="0.91667in" svg:y="0.39931in" svg:width="11.5in" svg:height="1.44965in" presentation:class="title" presentation:placeholder="false">
        <draw:text-box>
          <text:p text:style-name="a140" text:class-names="" text:cond-style-name=""><text:span text:style-name="a138" text:class-names="">マスター タイトルの書式設定</text:span><text:span text:style-name="a139" text:class-names=""/></text:p>
        </draw:text-box>
        <svg:title/>
        <svg:desc/>
      </draw:frame>
      <draw:frame draw:id="id17" presentation:style-name="a166" draw:name="コンテンツ プレースホルダー 2" svg:x="0.91667in" svg:y="1.99653in" svg:width="11.5in" svg:height="4.75868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マスター テキストの書式設定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5" text:class-names="">第</text:span><text:span text:style-name="a146" text:class-names=""><text:s text:c="1"/>2<text:s text:c="1"/></text:span><text:span text:style-name="a147" text:class-names="">レベル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0" text:class-names="">第</text:span><text:span text:style-name="a151" text:class-names=""><text:s text:c="1"/>3<text:s text:c="1"/></text:span><text:span text:style-name="a152" text:class-names="">レベル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5" text:class-names="">第</text:span><text:span text:style-name="a156" text:class-names=""><text:s text:c="1"/>4<text:s text:c="1"/></text:span><text:span text:style-name="a15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0" text:class-names="">第</text:span><text:span text:style-name="a161" text:class-names=""><text:s text:c="1"/>5<text:s text:c="1"/></text:span><text:span text:style-name="a162" text:class-names="">レベル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70" draw:name="日付プレースホルダー 3" svg:x="0.91667in" svg:y="6.95139in" svg:width="3in" svg:height="0.39931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2018/2/12</text:date></text:span></text:p>
        </draw:text-box>
        <svg:title/>
        <svg:desc/>
      </draw:frame>
      <draw:frame draw:id="id19" presentation:style-name="a173" draw:name="フッター プレースホルダー 4" svg:x="4.41667in" svg:y="6.95139in" svg:width="4.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20" presentation:style-name="a176" draw:name="スライド番号プレースホルダー 5" svg:x="9.41667in" svg:y="6.95139in" svg:width="3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215">
        <draw:frame draw:id="id5" presentation:style-name="a179" draw:name="ヘッダー プレースホルダー 1" svg:x="0in" svg:y="0in" svg:width="3.25in" svg:height="0.50174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6" presentation:style-name="a183" draw:name="日付プレースホルダー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4" draw:name="スライド イメージ プレースホルダー 3">
          <svg:title/>
          <svg:desc/>
        </draw:page-thumbnail>
        <draw:frame draw:id="id8" presentation:style-name="a208" draw:name="ノート プレースホルダー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マスター テキストの書式設定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7" text:class-names="">第</text:span><text:span text:style-name="a188" text:class-names=""><text:s text:c="1"/>2<text:s text:c="1"/></text:span><text:span text:style-name="a189" text:class-names="">レベル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2" text:class-names="">第</text:span><text:span text:style-name="a193" text:class-names=""><text:s text:c="1"/>3<text:s text:c="1"/></text:span><text:span text:style-name="a19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7" text:class-names="">第</text:span><text:span text:style-name="a198" text:class-names=""><text:s text:c="1"/>4<text:s text:c="1"/></text:span><text:span text:style-name="a19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2" text:class-names="">第</text:span><text:span text:style-name="a203" text:class-names=""><text:s text:c="1"/>5<text:s text:c="1"/></text:span><text:span text:style-name="a204" text:class-names="">レベル</text:span><text:span text:style-name="a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" draw:name="フッター プレースホルダー 5" svg:x="0in" svg:y="9.49826in" svg:width="3.25in" svg:height="0.50174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0" presentation:style-name="a214" draw:name="スライド番号プレースホルダー 6" svg:x="4.24826in" svg:y="9.49826in" svg:width="3.25in" svg:height="0.50174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16">
      <draw:frame draw:id="id21" presentation:style-name="a220" draw:name="タイトル 1" svg:x="0.90972in" svg:y="1.86979in" svg:width="11.5in" svg:height="3.11979in" presentation:class="title" presentation:placeholder="false">
        <draw:text-box>
          <text:p text:style-name="a219" text:class-names="" text:cond-style-name=""><text:span text:style-name="a217" text:class-names="">マスター タイトルの書式設定</text:span><text:span text:style-name="a218" text:class-names=""/></text:p>
        </draw:text-box>
        <svg:title/>
        <svg:desc/>
      </draw:frame>
      <draw:frame draw:id="id22" presentation:style-name="a224" draw:name="テキスト プレースホルダー 2" svg:x="0.90972in" svg:y="5.0191in" svg:width="11.5in" svg:height="1.64062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228" draw:name="日付プレースホルダー 3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2018/2/12</text:date></text:span></text:p>
        </draw:text-box>
        <svg:title/>
        <svg:desc/>
      </draw:frame>
      <draw:frame draw:id="id24" presentation:style-name="a231" draw:name="フッター プレースホルダー 4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25" presentation:style-name="a234" draw:name="スライド番号プレースホルダー 5" svg:x="9.41667in" svg:y="6.95139in" svg:width="3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37" draw:name="ヘッダー プレースホルダー 1" svg:x="0in" svg:y="0in" svg:width="3.25in" svg:height="0.50174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6" presentation:style-name="a241" draw:name="日付プレースホルダー 2" svg:x="4.24826in" svg:y="0in" svg:width="3.25in" svg:height="0.50174in" presentation:class="date-time" presentation:placeholder="false">
          <draw:text-box>
            <text:p text:style-name="a240" text:class-names="" text:cond-style-name=""><text:span text:style-name="a238" text:class-names=""><text:date text:fixed="false" style:data-style-name="a239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42" draw:name="スライド イメージ プレースホルダー 3">
          <svg:title/>
          <svg:desc/>
        </draw:page-thumbnail>
        <draw:frame draw:id="id8" presentation:style-name="a266" draw:name="ノート プレースホルダー 4" svg:x="0.75in" svg:y="4.8125in" svg:width="6in" svg:height="3.9375in" presentation:class="notes" presentation:placeholder="false">
          <draw:text-box>
            <text:p text:style-name="a244" text:class-names="" text:cond-style-name=""><text:span text:style-name="a243" text:class-names="">マスター テキストの書式設定</text:span></text:p>
            <text:list text:style-name="a249">
              <text:list-item>
                <text:list text:style-name="a249">
                  <text:list-item>
                    <text:p text:style-name="a248" text:class-names="" text:cond-style-name=""><text:span text:style-name="a245" text:class-names="">第</text:span><text:span text:style-name="a246" text:class-names=""><text:s text:c="1"/>2<text:s text:c="1"/></text:span><text:span text:style-name="a247" text:class-names="">レベル</text:span></text:p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p text:style-name="a253" text:class-names="" text:cond-style-name=""><text:span text:style-name="a250" text:class-names="">第</text:span><text:span text:style-name="a251" text:class-names=""><text:s text:c="1"/>3<text:s text:c="1"/></text:span><text:span text:style-name="a25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p text:style-name="a258" text:class-names="" text:cond-style-name=""><text:span text:style-name="a255" text:class-names="">第</text:span><text:span text:style-name="a256" text:class-names=""><text:s text:c="1"/>4<text:s text:c="1"/></text:span><text:span text:style-name="a25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0" text:class-names="">第</text:span><text:span text:style-name="a261" text:class-names=""><text:s text:c="1"/>5<text:s text:c="1"/></text:span><text:span text:style-name="a262" text:class-names="">レベル</text:span><text:span text:style-name="a2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フッター プレースホルダー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スライド番号プレースホルダー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274">
      <draw:frame draw:id="id26" presentation:style-name="a278" draw:name="タイトル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5" text:class-names="">マスター タイトルの書式設定</text:span><text:span text:style-name="a276" text:class-names=""/></text:p>
        </draw:text-box>
        <svg:title/>
        <svg:desc/>
      </draw:frame>
      <draw:frame draw:id="id27" presentation:style-name="a303" draw:name="コンテンツ プレースホルダー 2" svg:x="0.91667in" svg:y="1.99653in" svg:width="5.66667in" svg:height="4.75868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マスター テキストの書式設定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2" text:class-names="">第</text:span><text:span text:style-name="a283" text:class-names=""><text:s text:c="1"/>2<text:s text:c="1"/></text:span><text:span text:style-name="a284" text:class-names="">レベル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7" text:class-names="">第</text:span><text:span text:style-name="a288" text:class-names=""><text:s text:c="1"/>3<text:s text:c="1"/></text:span><text:span text:style-name="a289" text:class-names="">レベル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2" text:class-names="">第</text:span><text:span text:style-name="a293" text:class-names=""><text:s text:c="1"/>4<text:s text:c="1"/></text:span><text:span text:style-name="a29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7" text:class-names="">第</text:span><text:span text:style-name="a298" text:class-names=""><text:s text:c="1"/>5<text:s text:c="1"/></text:span><text:span text:style-name="a299" text:class-names="">レベル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328" draw:name="コンテンツ プレースホルダー 3" svg:x="6.75in" svg:y="1.99653in" svg:width="5.66667in" svg:height="4.75868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マスター テキストの書式設定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7" text:class-names="">第</text:span><text:span text:style-name="a308" text:class-names=""><text:s text:c="1"/>2<text:s text:c="1"/></text:span><text:span text:style-name="a309" text:class-names="">レベル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2" text:class-names="">第</text:span><text:span text:style-name="a313" text:class-names=""><text:s text:c="1"/>3<text:s text:c="1"/></text:span><text:span text:style-name="a314" text:class-names="">レベル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7" text:class-names="">第</text:span><text:span text:style-name="a318" text:class-names=""><text:s text:c="1"/>4<text:s text:c="1"/></text:span><text:span text:style-name="a3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2" text:class-names="">第</text:span><text:span text:style-name="a323" text:class-names=""><text:s text:c="1"/>5<text:s text:c="1"/></text:span><text:span text:style-name="a324" text:class-names="">レベル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332" draw:name="日付プレースホルダー 4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018/2/12</text:date></text:span></text:p>
        </draw:text-box>
        <svg:title/>
        <svg:desc/>
      </draw:frame>
      <draw:frame draw:id="id30" presentation:style-name="a335" draw:name="フッター プレースホルダー 5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31" presentation:style-name="a338" draw:name="スライド番号プレースホルダー 6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41" draw:name="ヘッダー プレースホルダー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日付プレースホルダー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スライド イメージ プレースホルダー 3">
          <svg:title/>
          <svg:desc/>
        </draw:page-thumbnail>
        <draw:frame draw:id="id8" presentation:style-name="a370" draw:name="ノート プレースホルダー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マスター テキストの書式設定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49" text:class-names="">第</text:span><text:span text:style-name="a350" text:class-names=""><text:s text:c="1"/>2<text:s text:c="1"/></text:span><text:span text:style-name="a351" text:class-names="">レベル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4" text:class-names="">第</text:span><text:span text:style-name="a355" text:class-names=""><text:s text:c="1"/>3<text:s text:c="1"/></text:span><text:span text:style-name="a35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59" text:class-names="">第</text:span><text:span text:style-name="a360" text:class-names=""><text:s text:c="1"/>4<text:s text:c="1"/></text:span><text:span text:style-name="a36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4" text:class-names="">第</text:span><text:span text:style-name="a365" text:class-names=""><text:s text:c="1"/>5<text:s text:c="1"/></text:span><text:span text:style-name="a366" text:class-names="">レベル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フッター プレースホルダー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スライド番号プレースホルダー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378">
      <draw:frame draw:id="id32" presentation:style-name="a382" draw:name="タイトル 1" svg:x="0.9184in" svg:y="0.39931in" svg:width="11.5in" svg:height="1.44965in" presentation:class="title" presentation:placeholder="false">
        <draw:text-box>
          <text:p text:style-name="a381" text:class-names="" text:cond-style-name=""><text:span text:style-name="a379" text:class-names="">マスター タイトルの書式設定</text:span><text:span text:style-name="a380" text:class-names=""/></text:p>
        </draw:text-box>
        <svg:title/>
        <svg:desc/>
      </draw:frame>
      <draw:frame draw:id="id33" presentation:style-name="a386" draw:name="テキスト プレースホルダー 2" svg:x="0.9184in" svg:y="1.83854in" svg:width="5.64062in" svg:height="0.9010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411" draw:name="コンテンツ プレースホルダー 3" svg:x="0.9184in" svg:y="2.73958in" svg:width="5.64062in" svg:height="4.02951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マスター テキストの書式設定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0" text:class-names="">第</text:span><text:span text:style-name="a391" text:class-names=""><text:s text:c="1"/>2<text:s text:c="1"/></text:span><text:span text:style-name="a392" text:class-names="">レベル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5" text:class-names="">第</text:span><text:span text:style-name="a396" text:class-names=""><text:s text:c="1"/>3<text:s text:c="1"/></text:span><text:span text:style-name="a397" text:class-names="">レベル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0" text:class-names="">第</text:span><text:span text:style-name="a401" text:class-names=""><text:s text:c="1"/>4<text:s text:c="1"/></text:span><text:span text:style-name="a40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5" text:class-names="">第</text:span><text:span text:style-name="a406" text:class-names=""><text:s text:c="1"/>5<text:s text:c="1"/></text:span><text:span text:style-name="a407" text:class-names="">レベル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415" draw:name="テキスト プレースホルダー 4" svg:x="6.75in" svg:y="1.83854in" svg:width="5.6684in" svg:height="0.9010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440" draw:name="コンテンツ プレースホルダー 5" svg:x="6.75in" svg:y="2.73958in" svg:width="5.6684in" svg:height="4.02951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マスター テキストの書式設定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19" text:class-names="">第</text:span><text:span text:style-name="a420" text:class-names=""><text:s text:c="1"/>2<text:s text:c="1"/></text:span><text:span text:style-name="a421" text:class-names="">レベル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4" text:class-names="">第</text:span><text:span text:style-name="a425" text:class-names=""><text:s text:c="1"/>3<text:s text:c="1"/></text:span><text:span text:style-name="a426" text:class-names="">レベル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29" text:class-names="">第</text:span><text:span text:style-name="a430" text:class-names=""><text:s text:c="1"/>4<text:s text:c="1"/></text:span><text:span text:style-name="a43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4" text:class-names="">第</text:span><text:span text:style-name="a435" text:class-names=""><text:s text:c="1"/>5<text:s text:c="1"/></text:span><text:span text:style-name="a436" text:class-names="">レベル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444" draw:name="日付プレースホルダー 6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018/2/12</text:date></text:span></text:p>
        </draw:text-box>
        <svg:title/>
        <svg:desc/>
      </draw:frame>
      <draw:frame draw:id="id38" presentation:style-name="a447" draw:name="フッター プレースホルダー 7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39" presentation:style-name="a450" draw:name="スライド番号プレースホルダー 8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9">
        <draw:frame draw:id="id5" presentation:style-name="a453" draw:name="ヘッダー プレースホルダー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日付プレースホルダー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スライド イメージ プレースホルダー 3">
          <svg:title/>
          <svg:desc/>
        </draw:page-thumbnail>
        <draw:frame draw:id="id8" presentation:style-name="a482" draw:name="ノート プレースホルダー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マスター テキストの書式設定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1" text:class-names="">第</text:span><text:span text:style-name="a462" text:class-names=""><text:s text:c="1"/>2<text:s text:c="1"/></text:span><text:span text:style-name="a463" text:class-names="">レベル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6" text:class-names="">第</text:span><text:span text:style-name="a467" text:class-names=""><text:s text:c="1"/>3<text:s text:c="1"/></text:span><text:span text:style-name="a46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1" text:class-names="">第</text:span><text:span text:style-name="a472" text:class-names=""><text:s text:c="1"/>4<text:s text:c="1"/></text:span><text:span text:style-name="a47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6" text:class-names="">第</text:span><text:span text:style-name="a477" text:class-names=""><text:s text:c="1"/>5<text:s text:c="1"/></text:span><text:span text:style-name="a478" text:class-names="">レベル</text:span><text:span text:style-name="a4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5" draw:name="フッター プレースホルダー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スライド番号プレースホルダー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490">
      <draw:frame draw:id="id40" presentation:style-name="a494" draw:name="タイトル 1" svg:x="0.91667in" svg:y="0.39931in" svg:width="11.5in" svg:height="1.44965in" presentation:class="title" presentation:placeholder="false">
        <draw:text-box>
          <text:p text:style-name="a493" text:class-names="" text:cond-style-name=""><text:span text:style-name="a491" text:class-names="">マスター タイトルの書式設定</text:span><text:span text:style-name="a492" text:class-names=""/></text:p>
        </draw:text-box>
        <svg:title/>
        <svg:desc/>
      </draw:frame>
      <draw:frame draw:id="id41" presentation:style-name="a498" draw:name="日付プレースホルダー 2" svg:x="0.91667in" svg:y="6.95139in" svg:width="3in" svg:height="0.39931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2018/2/12</text:date></text:span></text:p>
        </draw:text-box>
        <svg:title/>
        <svg:desc/>
      </draw:frame>
      <draw:frame draw:id="id42" presentation:style-name="a501" draw:name="フッター プレースホルダー 3" svg:x="4.41667in" svg:y="6.95139in" svg:width="4.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43" presentation:style-name="a504" draw:name="スライド番号プレースホルダー 4" svg:x="9.41667in" svg:y="6.95139in" svg:width="3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5" presentation:style-name="a507" draw:name="ヘッダー プレースホルダー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6" presentation:style-name="a511" draw:name="日付プレースホルダー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2" draw:name="スライド イメージ プレースホルダー 3">
          <svg:title/>
          <svg:desc/>
        </draw:page-thumbnail>
        <draw:frame draw:id="id8" presentation:style-name="a536" draw:name="ノート プレースホルダー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マスター テキストの書式設定</text:span></text:p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5" text:class-names="">第</text:span><text:span text:style-name="a516" text:class-names=""><text:s text:c="1"/>2<text:s text:c="1"/></text:span><text:span text:style-name="a517" text:class-names="">レベル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0" text:class-names="">第</text:span><text:span text:style-name="a521" text:class-names=""><text:s text:c="1"/>3<text:s text:c="1"/></text:span><text:span text:style-name="a52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p text:style-name="a528" text:class-names="" text:cond-style-name=""><text:span text:style-name="a525" text:class-names="">第</text:span><text:span text:style-name="a526" text:class-names=""><text:s text:c="1"/>4<text:s text:c="1"/></text:span><text:span text:style-name="a52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0" text:class-names="">第</text:span><text:span text:style-name="a531" text:class-names=""><text:s text:c="1"/>5<text:s text:c="1"/></text:span><text:span text:style-name="a532" text:class-names="">レベル</text:span><text:span text:style-name="a5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9" draw:name="フッター プレースホルダー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スライド番号プレースホルダー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544">
      <draw:frame draw:id="id44" presentation:style-name="a548" draw:name="日付プレースホルダー 1" svg:x="0.91667in" svg:y="6.95139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2018/2/12</text:date></text:span></text:p>
        </draw:text-box>
        <svg:title/>
        <svg:desc/>
      </draw:frame>
      <draw:frame draw:id="id45" presentation:style-name="a551" draw:name="フッター プレースホルダー 2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46" presentation:style-name="a554" draw:name="スライド番号プレースホルダー 3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57" draw:name="ヘッダー プレースホルダー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日付プレースホルダー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スライド イメージ プレースホルダー 3">
          <svg:title/>
          <svg:desc/>
        </draw:page-thumbnail>
        <draw:frame draw:id="id8" presentation:style-name="a586" draw:name="ノート プレースホルダー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マスター テキストの書式設定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5" text:class-names="">第</text:span><text:span text:style-name="a566" text:class-names=""><text:s text:c="1"/>2<text:s text:c="1"/></text:span><text:span text:style-name="a567" text:class-names="">レベル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0" text:class-names="">第</text:span><text:span text:style-name="a571" text:class-names=""><text:s text:c="1"/>3<text:s text:c="1"/></text:span><text:span text:style-name="a57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5" text:class-names="">第</text:span><text:span text:style-name="a576" text:class-names=""><text:s text:c="1"/>4<text:s text:c="1"/></text:span><text:span text:style-name="a57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0" text:class-names="">第</text:span><text:span text:style-name="a581" text:class-names=""><text:s text:c="1"/>5<text:s text:c="1"/></text:span><text:span text:style-name="a582" text:class-names="">レベル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フッター プレースホルダー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スライド番号プレースホルダー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594">
      <draw:frame draw:id="id47" presentation:style-name="a598" draw:name="タイトル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マスター タイトルの書式設定</text:span><text:span text:style-name="a596" text:class-names=""/></text:p>
        </draw:text-box>
        <svg:title/>
        <svg:desc/>
      </draw:frame>
      <draw:frame draw:id="id48" presentation:style-name="a623" draw:name="コンテンツ プレースホルダー 2" svg:x="5.6684in" svg:y="1.07986in" svg:width="6.75in" svg:height="5.32986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マスター テキストの書式設定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2" text:class-names="">第</text:span><text:span text:style-name="a603" text:class-names=""><text:s text:c="1"/>2<text:s text:c="1"/></text:span><text:span text:style-name="a604" text:class-names="">レベル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7" text:class-names="">第</text:span><text:span text:style-name="a608" text:class-names=""><text:s text:c="1"/>3<text:s text:c="1"/></text:span><text:span text:style-name="a609" text:class-names="">レベル</text:span></text:p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p text:style-name="a615" text:class-names="" text:cond-style-name=""><text:span text:style-name="a612" text:class-names="">第</text:span><text:span text:style-name="a613" text:class-names=""><text:s text:c="1"/>4<text:s text:c="1"/></text:span><text:span text:style-name="a61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7" text:class-names="">第</text:span><text:span text:style-name="a618" text:class-names=""><text:s text:c="1"/>5<text:s text:c="1"/></text:span><text:span text:style-name="a619" text:class-names="">レベル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627" draw:name="テキスト プレースホルダー 3" svg:x="0.9184in" svg:y="2.25in" svg:width="4.30035in" svg:height="4.1684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631" draw:name="日付プレースホルダー 4" svg:x="0.91667in" svg:y="6.95139in" svg:width="3in" svg:height="0.39931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2018/2/12</text:date></text:span></text:p>
        </draw:text-box>
        <svg:title/>
        <svg:desc/>
      </draw:frame>
      <draw:frame draw:id="id51" presentation:style-name="a634" draw:name="フッター プレースホルダー 5" svg:x="4.41667in" svg:y="6.95139in" svg:width="4.5in" svg:height="0.39931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52" presentation:style-name="a637" draw:name="スライド番号プレースホルダー 6" svg:x="9.41667in" svg:y="6.95139in" svg:width="3in" svg:height="0.39931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76">
        <draw:frame draw:id="id5" presentation:style-name="a640" draw:name="ヘッダー プレースホルダー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6" presentation:style-name="a644" draw:name="日付プレースホルダー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1" text:class-names=""><text:date text:fixed="false" style:data-style-name="a642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5" draw:name="スライド イメージ プレースホルダー 3">
          <svg:title/>
          <svg:desc/>
        </draw:page-thumbnail>
        <draw:frame draw:id="id8" presentation:style-name="a669" draw:name="ノート プレースホルダー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マスター テキストの書式設定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8" text:class-names="">第</text:span><text:span text:style-name="a649" text:class-names=""><text:s text:c="1"/>2<text:s text:c="1"/></text:span><text:span text:style-name="a650" text:class-names="">レベル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p text:style-name="a656" text:class-names="" text:cond-style-name=""><text:span text:style-name="a653" text:class-names="">第</text:span><text:span text:style-name="a654" text:class-names=""><text:s text:c="1"/>3<text:s text:c="1"/></text:span><text:span text:style-name="a65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58" text:class-names="">第</text:span><text:span text:style-name="a659" text:class-names=""><text:s text:c="1"/>4<text:s text:c="1"/></text:span><text:span text:style-name="a66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3" text:class-names="">第</text:span><text:span text:style-name="a664" text:class-names=""><text:s text:c="1"/>5<text:s text:c="1"/></text:span><text:span text:style-name="a665" text:class-names="">レベル</text:span><text:span text:style-name="a6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2" draw:name="フッター プレースホルダー 5" svg:x="0in" svg:y="9.49826in" svg:width="3.25in" svg:height="0.50174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5" draw:name="スライド番号プレースホルダー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677">
      <draw:frame draw:id="id53" presentation:style-name="a681" draw:name="タイトル 1" svg:x="0.9184in" svg:y="0.5in" svg:width="4.30035in" svg:height="1.75in" presentation:class="title" presentation:placeholder="false">
        <draw:text-box>
          <text:p text:style-name="a680" text:class-names="" text:cond-style-name=""><text:span text:style-name="a678" text:class-names="">マスター タイトルの書式設定</text:span><text:span text:style-name="a679" text:class-names=""/></text:p>
        </draw:text-box>
        <svg:title/>
        <svg:desc/>
      </draw:frame>
      <draw:frame draw:id="id54" presentation:style-name="a684" draw:name="図プレースホルダー 2" svg:x="5.6684in" svg:y="1.07986in" svg:width="6.75in" svg:height="5.32986in" presentation:class="graphic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55" presentation:style-name="a688" draw:name="テキスト プレースホルダー 3" svg:x="0.9184in" svg:y="2.25in" svg:width="4.30035in" svg:height="4.168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692" draw:name="日付プレースホルダー 4" svg:x="0.91667in" svg:y="6.95139in" svg:width="3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2018/2/12</text:date></text:span></text:p>
        </draw:text-box>
        <svg:title/>
        <svg:desc/>
      </draw:frame>
      <draw:frame draw:id="id57" presentation:style-name="a695" draw:name="フッター プレースホルダー 5" svg:x="4.41667in" svg:y="6.95139in" svg:width="4.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58" presentation:style-name="a698" draw:name="スライド番号プレースホルダー 6" svg:x="9.41667in" svg:y="6.95139in" svg:width="3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37">
        <draw:frame draw:id="id5" presentation:style-name="a701" draw:name="ヘッダー プレースホルダー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6" presentation:style-name="a705" draw:name="日付プレースホルダー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スライド イメージ プレースホルダー 3">
          <svg:title/>
          <svg:desc/>
        </draw:page-thumbnail>
        <draw:frame draw:id="id8" presentation:style-name="a730" draw:name="ノート プレースホルダー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マスター テキストの書式設定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09" text:class-names="">第</text:span><text:span text:style-name="a710" text:class-names=""><text:s text:c="1"/>2<text:s text:c="1"/></text:span><text:span text:style-name="a711" text:class-names="">レベル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4" text:class-names="">第</text:span><text:span text:style-name="a715" text:class-names=""><text:s text:c="1"/>3<text:s text:c="1"/></text:span><text:span text:style-name="a71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p text:style-name="a722" text:class-names="" text:cond-style-name=""><text:span text:style-name="a719" text:class-names="">第</text:span><text:span text:style-name="a720" text:class-names=""><text:s text:c="1"/>4<text:s text:c="1"/></text:span><text:span text:style-name="a72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4" text:class-names="">第</text:span><text:span text:style-name="a725" text:class-names=""><text:s text:c="1"/>5<text:s text:c="1"/></text:span><text:span text:style-name="a726" text:class-names="">レベル</text:span><text:span text:style-name="a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3" draw:name="フッター プレースホルダー 5" svg:x="0in" svg:y="9.49826in" svg:width="3.25in" svg:height="0.50174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0" presentation:style-name="a736" draw:name="スライド番号プレースホルダー 6" svg:x="4.24826in" svg:y="9.49826in" svg:width="3.25in" svg:height="0.50174in" presentation:class="page-number" presentation:placeholder="false">
          <draw:text-box>
            <text:p text:style-name="a735" text:class-names="" text:cond-style-name=""><text:span text:style-name="a7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738">
      <draw:frame draw:id="id59" presentation:style-name="a742" draw:name="タイトル 1" svg:x="0.91667in" svg:y="0.39931in" svg:width="11.5in" svg:height="1.44965in" presentation:class="title" presentation:placeholder="false">
        <draw:text-box>
          <text:p text:style-name="a741" text:class-names="" text:cond-style-name=""><text:span text:style-name="a739" text:class-names="">マスター タイトルの書式設定</text:span><text:span text:style-name="a740" text:class-names=""/></text:p>
        </draw:text-box>
        <svg:title/>
        <svg:desc/>
      </draw:frame>
      <draw:frame draw:id="id60" presentation:style-name="a767" draw:name="縦書きテキスト プレースホルダー 2" svg:x="0.91667in" svg:y="1.99653in" svg:width="11.5in" svg:height="4.75868in" presentation:class="outline" presentation:placeholder="false">
        <draw:text-box>
          <text:list text:style-name="a745">
            <text:list-item>
              <text:p text:style-name="a744" text:class-names="" text:cond-style-name=""><text:span text:style-name="a743" text:class-names="">マスター テキストの書式設定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6" text:class-names="">第</text:span><text:span text:style-name="a747" text:class-names=""><text:s text:c="1"/>2<text:s text:c="1"/></text:span><text:span text:style-name="a748" text:class-names="">レベル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1" text:class-names="">第</text:span><text:span text:style-name="a752" text:class-names=""><text:s text:c="1"/>3<text:s text:c="1"/></text:span><text:span text:style-name="a753" text:class-names="">レベル</text:span></text:p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p text:style-name="a759" text:class-names="" text:cond-style-name=""><text:span text:style-name="a756" text:class-names="">第</text:span><text:span text:style-name="a757" text:class-names=""><text:s text:c="1"/>4<text:s text:c="1"/></text:span><text:span text:style-name="a75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1" text:class-names="">第</text:span><text:span text:style-name="a762" text:class-names=""><text:s text:c="1"/>5<text:s text:c="1"/></text:span><text:span text:style-name="a763" text:class-names="">レベル</text:span><text:span text:style-name="a7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771" draw:name="日付プレースホルダー 3" svg:x="0.91667in" svg:y="6.95139in" svg:width="3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2018/2/12</text:date></text:span></text:p>
        </draw:text-box>
        <svg:title/>
        <svg:desc/>
      </draw:frame>
      <draw:frame draw:id="id62" presentation:style-name="a774" draw:name="フッター プレースホルダー 4" svg:x="4.41667in" svg:y="6.95139in" svg:width="4.5in" svg:height="0.39931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63" presentation:style-name="a777" draw:name="スライド番号プレースホルダー 5" svg:x="9.41667in" svg:y="6.95139in" svg:width="3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16">
        <draw:frame draw:id="id5" presentation:style-name="a780" draw:name="ヘッダー プレースホルダー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6" presentation:style-name="a784" draw:name="日付プレースホルダー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5" draw:name="スライド イメージ プレースホルダー 3">
          <svg:title/>
          <svg:desc/>
        </draw:page-thumbnail>
        <draw:frame draw:id="id8" presentation:style-name="a809" draw:name="ノート プレースホルダー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マスター テキストの書式設定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88" text:class-names="">第</text:span><text:span text:style-name="a789" text:class-names=""><text:s text:c="1"/>2<text:s text:c="1"/></text:span><text:span text:style-name="a790" text:class-names="">レベル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p text:style-name="a796" text:class-names="" text:cond-style-name=""><text:span text:style-name="a793" text:class-names="">第</text:span><text:span text:style-name="a794" text:class-names=""><text:s text:c="1"/>3<text:s text:c="1"/></text:span><text:span text:style-name="a79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798" text:class-names="">第</text:span><text:span text:style-name="a799" text:class-names=""><text:s text:c="1"/>4<text:s text:c="1"/></text:span><text:span text:style-name="a80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3" text:class-names="">第</text:span><text:span text:style-name="a804" text:class-names=""><text:s text:c="1"/>5<text:s text:c="1"/></text:span><text:span text:style-name="a805" text:class-names="">レベル</text:span><text:span text:style-name="a8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2" draw:name="フッター プレースホルダー 5" svg:x="0in" svg:y="9.49826in" svg:width="3.25in" svg:height="0.50174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0" presentation:style-name="a815" draw:name="スライド番号プレースホルダー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" style:page-layout-name="pageLayout1" draw:style-name="a817">
      <draw:frame draw:id="id64" presentation:style-name="a821" draw:name="縦書きタイトル 1" svg:x="9.54167in" svg:y="0.39931in" svg:width="2.875in" svg:height="6.3559in" presentation:class="title" presentation:placeholder="false">
        <draw:text-box>
          <text:p text:style-name="a820" text:class-names="" text:cond-style-name=""><text:span text:style-name="a818" text:class-names="">マスター タイトルの書式設定</text:span><text:span text:style-name="a819" text:class-names=""/></text:p>
        </draw:text-box>
        <svg:title/>
        <svg:desc/>
      </draw:frame>
      <draw:frame draw:id="id65" presentation:style-name="a846" draw:name="縦書きテキスト プレースホルダー 2" svg:x="0.91667in" svg:y="0.39931in" svg:width="8.45833in" svg:height="6.355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マスター テキストの書式設定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5" text:class-names="">第</text:span><text:span text:style-name="a826" text:class-names=""><text:s text:c="1"/>2<text:s text:c="1"/></text:span><text:span text:style-name="a827" text:class-names="">レベル</text:span></text:p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p text:style-name="a833" text:class-names="" text:cond-style-name=""><text:span text:style-name="a830" text:class-names="">第</text:span><text:span text:style-name="a831" text:class-names=""><text:s text:c="1"/>3<text:s text:c="1"/></text:span><text:span text:style-name="a832" text:class-names="">レベル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5" text:class-names="">第</text:span><text:span text:style-name="a836" text:class-names=""><text:s text:c="1"/>4<text:s text:c="1"/></text:span><text:span text:style-name="a83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list text:style-name="a845">
                            <text:list-item>
                              <text:p text:style-name="a844" text:class-names="" text:cond-style-name=""><text:span text:style-name="a840" text:class-names="">第</text:span><text:span text:style-name="a841" text:class-names=""><text:s text:c="1"/>5<text:s text:c="1"/></text:span><text:span text:style-name="a842" text:class-names="">レベル</text:span><text:span text:style-name="a8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850" draw:name="日付プレースホルダー 3" svg:x="0.91667in" svg:y="6.95139in" svg:width="3in" svg:height="0.39931in" presentation:class="date-time" presentation:placeholder="false">
        <draw:text-box>
          <text:p text:style-name="a849" text:class-names="" text:cond-style-name=""><text:span text:style-name="a847" text:class-names=""><text:date text:fixed="false" style:data-style-name="a848">2018/2/12</text:date></text:span></text:p>
        </draw:text-box>
        <svg:title/>
        <svg:desc/>
      </draw:frame>
      <draw:frame draw:id="id67" presentation:style-name="a853" draw:name="フッター プレースホルダー 4" svg:x="4.41667in" svg:y="6.95139in" svg:width="4.5in" svg:height="0.39931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68" presentation:style-name="a856" draw:name="スライド番号プレースホルダー 5" svg:x="9.41667in" svg:y="6.95139in" svg:width="3in" svg:height="0.39931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presentation:notes style:page-layout-name="pageLayout2" draw:style-name="a895">
        <draw:frame draw:id="id5" presentation:style-name="a859" draw:name="ヘッダー プレースホルダー 1" svg:x="0in" svg:y="0in" svg:width="3.25in" svg:height="0.50174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6" presentation:style-name="a863" draw:name="日付プレースホルダー 2" svg:x="4.24826in" svg:y="0in" svg:width="3.25in" svg:height="0.50174in" presentation:class="date-time" presentation:placeholder="false">
          <draw:text-box>
            <text:p text:style-name="a862" text:class-names="" text:cond-style-name=""><text:span text:style-name="a860" text:class-names=""><text:date text:fixed="false" style:data-style-name="a861">2018/2/1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4" draw:name="スライド イメージ プレースホルダー 3">
          <svg:title/>
          <svg:desc/>
        </draw:page-thumbnail>
        <draw:frame draw:id="id8" presentation:style-name="a888" draw:name="ノート プレースホルダー 4" svg:x="0.75in" svg:y="4.8125in" svg:width="6in" svg:height="3.9375in" presentation:class="notes" presentation:placeholder="false">
          <draw:text-box>
            <text:p text:style-name="a866" text:class-names="" text:cond-style-name=""><text:span text:style-name="a865" text:class-names="">マスター テキストの書式設定</text:span></text:p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7" text:class-names="">第</text:span><text:span text:style-name="a868" text:class-names=""><text:s text:c="1"/>2<text:s text:c="1"/></text:span><text:span text:style-name="a869" text:class-names="">レベル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2" text:class-names="">第</text:span><text:span text:style-name="a873" text:class-names=""><text:s text:c="1"/>3<text:s text:c="1"/></text:span><text:span text:style-name="a87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7" text:class-names="">第</text:span><text:span text:style-name="a878" text:class-names=""><text:s text:c="1"/>4<text:s text:c="1"/></text:span><text:span text:style-name="a87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2" text:class-names="">第</text:span><text:span text:style-name="a883" text:class-names=""><text:s text:c="1"/>5<text:s text:c="1"/></text:span><text:span text:style-name="a884" text:class-names="">レベル</text:span><text:span text:style-name="a8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1" draw:name="フッター プレースホルダー 5" svg:x="0in" svg:y="9.49826in" svg:width="3.25in" svg:height="0.50174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0" presentation:style-name="a894" draw:name="スライド番号プレースホルダー 6" svg:x="4.24826in" svg:y="9.49826in" svg:width="3.25in" svg:height="0.50174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>Bo Peng</meta:initial-creator>
    <dc:creator>Bo Peng</dc:creator>
    <meta:creation-date>2017-08-13T15:35:34Z</meta:creation-date>
    <dc:date>2018-02-12T14:07:27Z</dc:date>
    <meta:editing-cycles>1</meta:editing-cycles>
    <meta:editing-duration>PT120S</meta:editing-duration>
    <meta:document-statistic meta:paragraph-count="33" meta:word-count="59"/>
  </office:meta>
</office:document-meta>
</file>